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.084cm" svg:height="2.63cm" draw:transform="rotate (1.58877321809044) translate (3.7685464951671cm 6.1948872867673cm)" svg:viewBox="0 0 1085 2631" svg:d="M1085 2544c8-207-79-913-124-1272-44-359-122-885-169-1064s-874-350-785-23c88 326 175 600 225 1041s61 767 43 1051c-18 283 803 474 810 267z">
          <text:p/>
        </draw:path>
        <draw:path draw:style-name="gr1" draw:text-style-name="P1" draw:layer="layout" svg:width="0.902cm" svg:height="0.661cm" draw:transform="rotate (-2.15652882376419) translate (6.6655244288927cm 5.216801248417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2cm" svg:height="0.661cm" draw:transform="rotate (-2.15652882376419) translate (4.5026910955594cm 5.5306345817503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1.112cm" svg:height="2.064cm" draw:transform="rotate (1.23674030796318) translate (3.6231148377059cm 8.1395251557909cm)" svg:viewBox="0 0 1113 2065" svg:d="M1113 1959c-19-200-56-632-100-992-45-359-86-594-137-784s-934-282-873-26c61 255 132 485 171 771s67 702 51 912 908 319 888 119z">
          <text:p/>
        </draw:path>
        <draw:path draw:style-name="gr1" draw:text-style-name="P1" draw:layer="layout" svg:width="1.008cm" svg:height="1.922cm" draw:transform="rotate (1.99089707774993) translate (3.6717798621382cm 4.33349325623751cm)" svg:viewBox="0 0 1009 1923" svg:d="M1009 1847c-10-172-53-452-105-780-51-329-129-682-189-878-61-196-769-295-712-19 58 277 169 608 209 853 40 244 62 453 70 650 7 196 737 346 727 174z">
          <text:p/>
        </draw:path>
        <draw:path draw:style-name="gr1" draw:text-style-name="P1" draw:layer="layout" svg:width="0.902cm" svg:height="0.661cm" draw:transform="rotate (-2.15652882376419) translate (6.0875244288927cm 7.87780124841701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2cm" svg:height="0.661cm" draw:transform="rotate (-2.15652882376419) translate (4.3796910955594cm 7.52763458175031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2cm" svg:height="0.661cm" draw:transform="rotate (-2.15652882376419) translate (5.6245244288927cm 2.747801248417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2cm" svg:height="0.661cm" draw:transform="rotate (-2.15652882376419) translate (4.2976910955594cm 3.6516345817503cm)" svg:viewBox="0 0 903 662" svg:d="M527 644c137-64 329-219 367-367 35-139-27-185-184-243-155-57-351-32-459-3-276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7:00:21.775000000</dc:date>
    <meta:editing-duration>PT2M50S</meta:editing-duration>
    <meta:editing-cycles>3</meta:editing-cycles>
    <meta:generator>LibreOffice/24.2.4.2$Windows_X86_64 LibreOffice_project/51a6219feb6075d9a4c46691dcfe0cd9c4fff3c2</meta:generator>
    <meta:document-statistic meta:object-count="9"/>
  </office:meta>
</office:document-meta>
</file>